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5.8cm" svg:height="1.9cm" svg:x="1.2cm" svg:y="3.8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5.8cm" svg:height="1.9cm" svg:x="1.4cm" svg:y="20.6cm">
          <text:p text:style-name="P1">g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6cm" svg:height="1.6cm" svg:x="9.7cm" svg:y="8.9cm">
          <text:p text:style-name="P1">Wa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3.8cm" svg:height="1.6cm" svg:x="9.3cm" svg:y="2.7cm"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6cm" svg:height="1.6cm" svg:x="9.6cm" svg:y="5.9cm">
          <text:p text:style-name="P1">Break poin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5cm" svg:height="1.6cm" svg:x="5.5cm" svg:y="13.6cm">
          <text:p text:style-name="P1">Gdb</text:p>
          <text:p text:style-name="P1">Comman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699cm" svg:x1="6.151cm" svg:y1="5.422cm" svg:x2="11.5cm" svg:y2="8.9cm" draw:start-shape="id1" draw:start-glue-point="9" draw:end-shape="id2" draw:end-glue-point="0" svg:d="m6151 5422v2578h5349v900" svg:viewBox="0 0 5350 3479">
          <text:p/>
        </draw:connector>
        <draw:connector draw:style-name="gr3" draw:text-style-name="P1" draw:layer="layout" svg:x1="7cm" svg:y1="4.75cm" svg:x2="11.4cm" svg:y2="5.9cm" draw:start-shape="id1" draw:start-glue-point="10" draw:end-shape="id3" draw:end-glue-point="0" svg:d="m7000 4750h4400v1150" svg:viewBox="0 0 4401 1151">
          <text:p/>
        </draw:connector>
        <draw:connector draw:style-name="gr3" draw:text-style-name="P1" draw:layer="layout" svg:x1="6.151cm" svg:y1="4.078cm" svg:x2="11.2cm" svg:y2="2.7cm" draw:start-shape="id1" draw:start-glue-point="11" draw:end-shape="id4" draw:end-glue-point="0" svg:d="m6151 4078v-1879h5049v501" svg:viewBox="0 0 5050 1880">
          <text:p/>
        </draw:connector>
        <draw:connector draw:style-name="gr3" draw:text-style-name="P1" draw:layer="layout" svg:x1="4.1cm" svg:y1="5.7cm" svg:x2="5.5cm" svg:y2="14.4cm" draw:start-shape="id1" draw:start-glue-point="8" draw:end-shape="id5" draw:end-glue-point="3" svg:d="m4100 5700v8700h1400" svg:viewBox="0 0 1401 8701">
          <text:p/>
        </draw:connector>
        <draw:custom-shape draw:style-name="gr2" draw:text-style-name="P1" xml:id="id11" draw:id="id11" draw:layer="layout" svg:width="3.7cm" svg:height="1.6cm" svg:x="15.3cm" svg:y="2.7cm">
          <text:p text:style-name="P1">Current</text:p>
          <text:p text:style-name="P1">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7cm" svg:height="1.6cm" svg:x="15.3cm" svg:y="5.3cm">
          <text:p text:style-name="P1">Breakpoint</text:p>
          <text:p text:style-name="P1">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3.6cm" svg:height="1.9cm" svg:x="15.4cm" svg:y="7.6cm">
          <text:p text:style-name="P1">Watch</text:p>
          <text:p text:style-name="P1">po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3.6cm" svg:height="5.09cm" svg:x="15.4cm" svg:y="10.11cm">
          <text:p text:style-name="P1">Stack 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3" draw:id="id13" draw:layer="layout" svg:width="3.2cm" svg:height="1.4cm" svg:x="15.6cm" svg:y="11.6cm">
          <text:p text:style-name="P1">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2" draw:id="id12" draw:layer="layout" svg:width="3.2cm" svg:height="1.7cm" svg:x="15.6cm" svg:y="13.2cm">
          <text:p text:style-name="P1">Local</text:p>
          <text:p text:style-name="P1">Vari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3.6cm" svg:height="1.6cm" svg:x="15.4cm" svg:y="16.1cm">
          <text:p text:style-name="P1">Register</text:p>
          <text:p text:style-name="P1">Inf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7.25cm" svg:y1="15.2cm" svg:x2="4.3cm" svg:y2="20.6cm" draw:start-shape="id5" draw:start-glue-point="2" draw:end-shape="id6" draw:end-glue-point="4" svg:d="m7250 15200v2700h-2950v2700" svg:viewBox="0 0 2951 5401">
          <text:p/>
        </draw:connector>
        <draw:connector draw:style-name="gr6" draw:text-style-name="P1" draw:layer="layout" svg:x1="9.3cm" svg:y1="3.5cm" svg:x2="7.25cm" svg:y2="13.6cm" draw:start-shape="id4" draw:start-glue-point="3" draw:end-shape="id5" draw:end-glue-point="0" svg:d="m9300 3500h-2050v10100" svg:viewBox="0 0 2051 10101">
          <text:p/>
        </draw:connector>
        <draw:connector draw:style-name="gr7" draw:text-style-name="P1" draw:layer="layout" svg:x1="9.7cm" svg:y1="9.7cm" svg:x2="7.25cm" svg:y2="13.6cm" draw:start-shape="id2" draw:start-glue-point="3" draw:end-shape="id5" draw:end-glue-point="0" svg:d="m9700 9700h-2450v3900" svg:viewBox="0 0 2451 3901">
          <text:p text:style-name="P1">translate</text:p>
        </draw:connector>
        <draw:connector draw:style-name="gr6" draw:text-style-name="P1" draw:layer="layout" svg:x1="9.6cm" svg:y1="6.7cm" svg:x2="7.25cm" svg:y2="13.6cm" draw:start-shape="id3" draw:start-glue-point="3" draw:end-shape="id5" draw:end-glue-point="0" svg:d="m9600 6700h-2350v6900" svg:viewBox="0 0 2351 6901">
          <text:p/>
        </draw:connector>
        <draw:connector draw:style-name="gr8" draw:text-style-name="P1" draw:layer="layout" svg:x1="7.2cm" svg:y1="21.55cm" svg:x2="19cm" svg:y2="16.9cm" draw:start-shape="id6" draw:start-glue-point="10" draw:end-shape="id7" draw:end-glue-point="1" svg:d="m7200 21550h12302v-4650h-502" svg:viewBox="0 0 12303 4651">
          <text:p/>
        </draw:connector>
        <draw:connector draw:style-name="gr8" draw:text-style-name="P1" draw:layer="layout" svg:x1="7.2cm" svg:y1="21.55cm" svg:x2="19cm" svg:y2="12.655cm" draw:start-shape="id6" draw:start-glue-point="10" draw:end-shape="id8" draw:end-glue-point="1" svg:d="m7200 21550h12302v-8895h-502" svg:viewBox="0 0 12303 8896">
          <text:p/>
        </draw:connector>
        <draw:connector draw:style-name="gr8" draw:text-style-name="P1" draw:layer="layout" svg:x1="7.2cm" svg:y1="21.55cm" svg:x2="19cm" svg:y2="8.55cm" draw:start-shape="id6" draw:start-glue-point="10" draw:end-shape="id9" draw:end-glue-point="1" svg:d="m7200 21550h12302v-13000h-502" svg:viewBox="0 0 12303 13001">
          <text:p/>
        </draw:connector>
        <draw:connector draw:style-name="gr8" draw:text-style-name="P1" draw:layer="layout" svg:x1="7.2cm" svg:y1="21.55cm" svg:x2="19cm" svg:y2="6.1cm" draw:start-shape="id6" draw:start-glue-point="10" draw:end-shape="id10" draw:end-glue-point="1" svg:d="m7200 21550h12302v-15450h-502" svg:viewBox="0 0 12303 15451">
          <text:p/>
        </draw:connector>
        <draw:connector draw:style-name="gr8" draw:text-style-name="P1" draw:layer="layout" svg:x1="7.2cm" svg:y1="21.55cm" svg:x2="19cm" svg:y2="3.5cm" draw:start-shape="id6" draw:start-glue-point="10" draw:end-shape="id11" draw:end-glue-point="1" svg:d="m7200 21550h12302v-18050h-502" svg:viewBox="0 0 12303 18051">
          <text:p/>
        </draw:connector>
        <draw:connector draw:style-name="gr9" draw:text-style-name="P1" draw:layer="layout" svg:x1="15.3cm" svg:y1="3.5cm" svg:x2="13.1cm" svg:y2="3.5cm" draw:start-shape="id11" draw:start-glue-point="3" draw:end-shape="id4" draw:end-glue-point="1" svg:d="m15300 3500h-2200" svg:viewBox="0 0 2201 1">
          <text:p/>
        </draw:connector>
        <draw:connector draw:style-name="gr9" draw:text-style-name="P1" draw:layer="layout" svg:x1="15.3cm" svg:y1="6.1cm" svg:x2="13.2cm" svg:y2="6.7cm" draw:start-shape="id10" draw:start-glue-point="3" draw:end-shape="id3" draw:end-glue-point="1" svg:d="m15300 6100h-1045v600h-1055" svg:viewBox="0 0 2101 601">
          <text:p/>
        </draw:connector>
        <draw:connector draw:style-name="gr9" draw:text-style-name="P1" draw:layer="layout" svg:x1="15.4cm" svg:y1="8.55cm" svg:x2="13.3cm" svg:y2="9.7cm" draw:start-shape="id9" draw:start-glue-point="3" draw:end-shape="id2" draw:end-glue-point="1" svg:d="m15400 8550h-1050v1150h-1050" svg:viewBox="0 0 2101 1151">
          <text:p/>
        </draw:connector>
        <draw:connector draw:style-name="gr9" draw:text-style-name="P1" draw:layer="layout" svg:x1="15.6cm" svg:y1="14.05cm" svg:x2="11.5cm" svg:y2="10.5cm" draw:start-shape="id12" draw:start-glue-point="3" draw:end-shape="id2" draw:end-glue-point="2" svg:d="m15600 14050h-4100v-3550" svg:viewBox="0 0 4101 3551">
          <text:p/>
        </draw:connector>
        <draw:connector draw:style-name="gr9" draw:text-style-name="P1" draw:layer="layout" svg:x1="15.4cm" svg:y1="16.9cm" svg:x2="11.5cm" svg:y2="10.5cm" draw:start-shape="id7" draw:start-glue-point="3" draw:end-shape="id2" draw:end-glue-point="2" svg:d="m15400 16900h-3900v-6400" svg:viewBox="0 0 3901 6401">
          <text:p/>
        </draw:connector>
        <draw:connector draw:style-name="gr9" draw:text-style-name="P1" draw:layer="layout" svg:x1="15.6cm" svg:y1="12.3cm" svg:x2="11.5cm" svg:y2="10.5cm" draw:start-shape="id13" draw:start-glue-point="3" draw:end-shape="id2" draw:end-glue-point="2" svg:d="m15600 12300h-4100v-1800" svg:viewBox="0 0 410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lm </meta:initial-creator>
    <meta:creation-date>2013-08-03T16:01:44</meta:creation-date>
    <dc:date>2013-10-23T23:40:27.605885656</dc:date>
    <dc:creator>wlm </dc:creator>
    <meta:editing-duration>PT3H39M10S</meta:editing-duration>
    <meta:editing-cycles>4</meta:editing-cycles>
    <meta:generator>LibreOffice/4.1.2.3$Linux_X86_64 LibreOffice_project/410m0$Build-3</meta:generator>
    <meta:document-statistic meta:object-count="32"/>
  </office:meta>
</office:document-meta>
</file>